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203cm" fo:margin-left="0.09cm" table:align="left"/>
    </style:style>
    <style:style style:name="Tableau1.A" style:family="table-column">
      <style:table-column-properties style:column-width="8.414cm"/>
    </style:style>
    <style:style style:name="Tableau1.B" style:family="table-column">
      <style:table-column-properties style:column-width="9.79cm"/>
    </style:style>
    <style:style style:name="Tableau1.1" style:family="table-row">
      <style:table-row-properties style:min-row-height="0.688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1844e6" officeooo:paragraph-rsid="001844e6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95d2b" officeooo:paragraph-rsid="00195d2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a82db" officeooo:paragraph-rsid="001a82d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c7c10" officeooo:paragraph-rsid="001c7c1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dad03" officeooo:paragraph-rsid="001dad0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f1503" officeooo:paragraph-rsid="001f150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f1503" officeooo:paragraph-rsid="0020edf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20edf0" officeooo:paragraph-rsid="0023d74a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paragraph-rsid="002abed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2503b1" officeooo:paragraph-rsid="002503b1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2503b1" officeooo:paragraph-rsid="002637b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844e6" officeooo:paragraph-rsid="001844e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95d2b" officeooo:paragraph-rsid="00195d2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2503b1" officeooo:paragraph-rsid="002503b1" style:font-size-asian="12pt" style:font-weight-asian="bold" style:font-size-complex="12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4" style:family="graphic">
      <style:graphic-properties style:wrap="run-through" style:number-wrapped-paragraphs="no-limit" style:vertical-pos="from-top" style:horizontal-pos="from-left" style:horizontal-rel="paragraph"/>
    </style:style>
    <style:style style:name="gr5" style:family="graphic" style:data-style-name="C10107">
      <style:graphic-properties style:wrap="run-through" style:number-wrapped-paragraphs="no-limit" style:vertical-pos="middle" style:vertical-rel="line" style:horizontal-pos="from-left" style:horizontal-rel="paragraph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om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nom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de naissance" form:control-implementation="ooo:com.sun.star.form.component.DateField" xml:id="control3" form:id="control3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listbox form:name="formation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list-property form:property-name="TypedItemList" office:value-type="float"/>
            </form:properties>
            <form:option form:label="FI1"/>
            <form:option form:label="FI2"/>
            <form:option form:label="FA1"/>
            <form:option form:label="FA2"/>
          </form:listbox>
          <form:listbox form:name="bac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général"/>
            <form:option form:label="techno"/>
            <form:option form:label="pro"/>
            <form:option form:label="autre"/>
          </form:listbox>
          <form:listbox form:name="experience en entreprise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property form:property-name="ReadOnly" office:value-type="boolean" office:boolean-value="true"/>
              <form:list-property form:property-name="TypedItemList" office:value-type="float"/>
            </form:properties>
            <form:option form:label="aucune"/>
            <form:option form:label="3 mois "/>
            <form:option form:label="6 mois"/>
            <form:option form:label="entre 1 et 2 ans"/>
            <form:option form:label="plus de 3 ans"/>
          </form:listbox>
          <form:radio form:name="satisafaction 1" form:control-implementation="ooo:com.sun.star.form.component.RadioButton" xml:id="control7" form:id="control7" form:label="très bien" form:input-required="false" formx:group-name="enseignement 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8" form:id="control8" form:label="assez-bien" form:input-required="false" formx:group-name="enseignement 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9" form:id="control9" form:label="moyen" form:input-required="false" formx:group-nam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10" form:id="control10" form:label="insuffisan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11" form:id="control11" form:label="mauvais" form:input-required="false" formx:group-name="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traitement des données 1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itement des données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itement des données 1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itement des données 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raitement des données 1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satisafaction 1" form:control-implementation="ooo:com.sun.star.form.component.RadioButton" xml:id="control17" form:id="control17" form:label="très bien" form:input-required="false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afaction 1" form:control-implementation="ooo:com.sun.star.form.component.RadioButton" xml:id="control18" form:id="control18" form:label="très bien" form:input-required="false" formx:group-name="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afaction 1" form:control-implementation="ooo:com.sun.star.form.component.RadioButton" xml:id="control19" form:id="control19" form:label="très bien" form:input-required="false" formx:group-name="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0" form:id="control20" form:label="assez-bien" form:input-required="false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1" form:id="control21" form:label="assez-bien" form:input-required="false" formx:group-name="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2" form:id="control22" form:label="assez-bien" form:input-required="false" formx:group-name="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3" form:id="control23" form:label="moyen" form:input-required="false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4" form:id="control24" form:label="moyen" form:input-required="false" formx:group-name="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5" form:id="control25" form:label="moyen" form:input-required="false" formx:group-name="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6" form:id="control26" form:label="insuffisant" form:input-required="false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7" form:id="control27" form:label="insuffisant" form:input-required="false" formx:group-name="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8" form:id="control28" form:label="insuffisant" form:input-required="false" formx:group-name="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29" form:id="control29" form:label="mauvais" form:input-required="false" formx:group-name="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30" form:id="control30" form:label="mauvais" form:input-required="false" formx:group-name="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atisfaction 1" form:control-implementation="ooo:com.sun.star.form.component.RadioButton" xml:id="control31" form:id="control31" form:label="mauvais" form:input-required="false" formx:group-name="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doublement" form:control-implementation="ooo:com.sun.star.form.component.RadioButton" xml:id="control32" form:id="control32" form:label="oui" form:input-required="false" formx:group-name="redoubl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edoublement" form:control-implementation="ooo:com.sun.star.form.component.RadioButton" xml:id="control33" form:id="control33" form:label="non" form:input-required="false" formx:group-name="redoublem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naire de satisfaction </text:p>
      <text:p text:style-name="P2"/>
      <text:p text:style-name="P14">Informations personnelles : </text:p>
      <text:p text:style-name="P3"/>
      <text:p text:style-name="P2">Nom <draw:control text:anchor-type="as-char" svg:y="-0.603cm" draw:z-index="0" draw:name="Forme1" draw:style-name="gr4" draw:text-style-name="P18" svg:width="5.054cm" svg:height="0.795cm" draw:control="control1"/><text:s text:c="36"/>Prénom <draw:control text:anchor-type="as-char" svg:y="-0.603cm" draw:z-index="1" draw:name="Forme1_0" draw:style-name="gr4" draw:text-style-name="P18" svg:width="5.054cm" svg:height="0.795cm" draw:control="control2"/></text:p>
      <text:p text:style-name="P2"/>
      <text:p text:style-name="P4">Date de naissance <draw:control text:anchor-type="as-char" draw:z-index="2" draw:name="Forme2" draw:style-name="gr5" draw:text-style-name="P17" svg:width="4.941cm" svg:height="0.93cm" draw:control="control3"/></text:p>
      <text:p text:style-name="P4"/>
      <text:p text:style-name="P4">Formation <draw:control text:anchor-type="as-char" svg:y="-0.63cm" draw:z-index="3" draw:name="Forme3" draw:style-name="gr4" draw:text-style-name="P17" svg:width="5.285cm" svg:height="0.886cm" draw:control="control4"/></text:p>
      <text:p text:style-name="P4"/>
      <text:p text:style-name="P15">Cursus suivi : </text:p>
      <text:p text:style-name="P4"/>
      <text:p text:style-name="P5">Série bac<draw:control text:anchor-type="as-char" svg:y="-0.512cm" draw:z-index="4" draw:name="Forme4" draw:style-name="gr4" draw:text-style-name="P17" svg:width="5.001cm" svg:height="0.715cm" draw:control="control5"/></text:p>
      <text:p text:style-name="P5"/>
      <text:p text:style-name="P6">Redoublement <draw:control text:anchor-type="as-char" draw:z-index="31" draw:name="Forme5" draw:style-name="gr1" draw:text-style-name="P17" svg:width="2.758cm" svg:height="0.503cm" draw:control="control32"/><draw:control text:anchor-type="as-char" draw:z-index="32" draw:name="Forme7" draw:style-name="gr1" draw:text-style-name="P17" svg:width="2.726cm" svg:height="0.53cm" draw:control="control33"/></text:p>
      <text:p text:style-name="P6"/>
      <text:p text:style-name="P7">Expérience en entreprise <draw:control text:anchor-type="as-char" draw:z-index="5" draw:name="Forme6" draw:style-name="gr3" draw:text-style-name="P17" svg:width="4.631cm" svg:height="0.689cm" draw:control="control6"/></text:p>
      <text:p text:style-name="P8"><text:span text:style-name="T1"/></text:p>
      <text:p text:style-name="P8"><text:span text:style-name="T1">Satisfaction :</text:span></text:p>
      <text:p text:style-name="P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Qualité des enseignements :</text:p>
          </table:table-cell>
          <table:table-cell table:style-name="Tableau1.A1" office:value-type="string">
            <text:p text:style-name="P10"><draw:control text:anchor-type="as-char" svg:y="-0.385cm" draw:z-index="6" draw:name="Forme8_5" draw:style-name="gr2" draw:text-style-name="P17" svg:width="1.941cm" svg:height="0.884cm" draw:control="control7"/><draw:control text:anchor-type="as-char" draw:z-index="7" draw:name="Forme8_6" draw:style-name="gr1" draw:text-style-name="P17" svg:width="2.142cm" svg:height="0.884cm" draw:control="control8"/><draw:control text:anchor-type="as-char" draw:z-index="8" draw:name="Forme8_7" draw:style-name="gr1" draw:text-style-name="P17" svg:width="1.692cm" svg:height="0.884cm" draw:control="control9"/><draw:control text:anchor-type="as-char" draw:z-index="9" draw:name="Forme8_8" draw:style-name="gr1" draw:text-style-name="P17" svg:width="2.089cm" svg:height="0.884cm" draw:control="control10"/><draw:control text:anchor-type="as-char" draw:z-index="10" draw:name="Forme8_9" draw:style-name="gr1" draw:text-style-name="P17" svg:width="1.92cm" svg:height="0.884cm" draw:control="control11"/></text:p>
          </table:table-cell>
        </table:table-row>
        <table:table-row>
          <table:table-cell table:style-name="Tableau1.A1" office:value-type="string">
            <text:p text:style-name="P9">Disponibilité des enseignants :</text:p>
          </table:table-cell>
          <table:table-cell table:style-name="Tableau1.A1" office:value-type="string">
            <text:p text:style-name="P11"><draw:control text:anchor-type="as-char" svg:y="-0.385cm" draw:z-index="16" draw:name="Forme8_0" draw:style-name="gr2" draw:text-style-name="P17" svg:width="1.941cm" svg:height="0.884cm" draw:control="control17"/><draw:control text:anchor-type="as-char" draw:z-index="19" draw:name="Forme8_3" draw:style-name="gr1" draw:text-style-name="P17" svg:width="2.142cm" svg:height="0.884cm" draw:control="control20"/><draw:control text:anchor-type="as-char" draw:z-index="22" draw:name="Forme8_11" draw:style-name="gr1" draw:text-style-name="P17" svg:width="1.692cm" svg:height="0.884cm" draw:control="control23"/><draw:control text:anchor-type="as-char" draw:z-index="25" draw:name="Forme8_14" draw:style-name="gr1" draw:text-style-name="P17" svg:width="2.089cm" svg:height="0.884cm" draw:control="control26"/><draw:control text:anchor-type="as-char" draw:z-index="28" draw:name="Forme8_17" draw:style-name="gr1" draw:text-style-name="P17" svg:width="1.92cm" svg:height="0.884cm" draw:control="control29"/></text:p>
          </table:table-cell>
        </table:table-row>
        <table:table-row>
          <table:table-cell table:style-name="Tableau1.A1" office:value-type="string">
            <text:p text:style-name="P9">État des Locaux :</text:p>
          </table:table-cell>
          <table:table-cell table:style-name="Tableau1.A1" office:value-type="string">
            <text:p text:style-name="P11"><draw:control text:anchor-type="as-char" svg:y="-0.385cm" draw:z-index="17" draw:name="Forme8_1" draw:style-name="gr2" draw:text-style-name="P17" svg:width="1.941cm" svg:height="0.884cm" draw:control="control18"/><draw:control text:anchor-type="as-char" draw:z-index="20" draw:name="Forme8_4" draw:style-name="gr1" draw:text-style-name="P17" svg:width="2.142cm" svg:height="0.884cm" draw:control="control21"/><draw:control text:anchor-type="as-char" draw:z-index="23" draw:name="Forme8_12" draw:style-name="gr1" draw:text-style-name="P17" svg:width="1.692cm" svg:height="0.884cm" draw:control="control24"/><draw:control text:anchor-type="as-char" draw:z-index="26" draw:name="Forme8_15" draw:style-name="gr1" draw:text-style-name="P17" svg:width="2.089cm" svg:height="0.884cm" draw:control="control27"/><draw:control text:anchor-type="as-char" draw:z-index="29" draw:name="Forme8_18" draw:style-name="gr1" draw:text-style-name="P17" svg:width="1.92cm" svg:height="0.884cm" draw:control="control30"/></text:p>
          </table:table-cell>
        </table:table-row>
        <table:table-row>
          <table:table-cell table:style-name="Tableau1.A1" office:value-type="string">
            <text:p text:style-name="P9">Débouchés offertes par la formation :</text:p>
          </table:table-cell>
          <table:table-cell table:style-name="Tableau1.A1" office:value-type="string">
            <text:p text:style-name="P11"><draw:control text:anchor-type="as-char" svg:y="-0.385cm" draw:z-index="18" draw:name="Forme8_2" draw:style-name="gr2" draw:text-style-name="P17" svg:width="1.941cm" svg:height="0.884cm" draw:control="control19"/><draw:control text:anchor-type="as-char" draw:z-index="21" draw:name="Forme8_10" draw:style-name="gr1" draw:text-style-name="P17" svg:width="2.142cm" svg:height="0.884cm" draw:control="control22"/><draw:control text:anchor-type="as-char" draw:z-index="24" draw:name="Forme8_13" draw:style-name="gr1" draw:text-style-name="P17" svg:width="1.692cm" svg:height="0.884cm" draw:control="control25"/><draw:control text:anchor-type="as-char" draw:z-index="27" draw:name="Forme8_16" draw:style-name="gr1" draw:text-style-name="P17" svg:width="2.089cm" svg:height="0.884cm" draw:control="control28"/><draw:control text:anchor-type="as-char" draw:z-index="30" draw:name="Forme8_19" draw:style-name="gr1" draw:text-style-name="P17" svg:width="1.92cm" svg:height="0.884cm" draw:control="control31"/></text:p>
          </table:table-cell>
        </table:table-row>
      </table:table>
      <text:p text:style-name="P8"/>
      <text:p text:style-name="P16">Traitement des données :</text:p>
      <text:p text:style-name="P12"/>
      <text:p text:style-name="P12">Souhaitez-vous recevoir les résultats de ce sondage ?<draw:control text:anchor-type="as-char" svg:y="-0.353cm" draw:z-index="11" draw:name="Forme9" draw:style-name="gr2" draw:text-style-name="P17" svg:width="2.832cm" svg:height="0.556cm" draw:control="control12"/></text:p>
      <text:p text:style-name="P12"/>
      <text:p text:style-name="P12">Accepteriez-vous de participer à un nouveau sondage dans quelques mois sur votre devenir professionnel ? <draw:control text:anchor-type="as-char" draw:z-index="12" draw:name="Forme9_0" draw:style-name="gr1" draw:text-style-name="P17" svg:width="2.832cm" svg:height="0.556cm" draw:control="control13"/></text:p>
      <text:p text:style-name="P12"/>
      <text:p text:style-name="P13">Moyen de communication souhaité (plusieurs choix possibles) :<text:line-break/>Téléphone <draw:control text:anchor-type="as-char" draw:z-index="13" draw:name="Forme9_1" draw:style-name="gr1" draw:text-style-name="P17" svg:width="0.865cm" svg:height="0.692cm" draw:control="control14"/>e-mail <text:s/><draw:control text:anchor-type="as-char" draw:z-index="14" draw:name="Forme9_2" draw:style-name="gr1" draw:text-style-name="P17" svg:width="0.865cm" svg:height="0.692cm" draw:control="control15"/><text:s/>courrier <draw:control text:anchor-type="as-char" draw:z-index="15" draw:name="Forme9_3" draw:style-name="gr1" draw:text-style-name="P17" svg:width="0.865cm" svg:height="0.692cm" draw:control="control16"/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1T09:13:11.999000000</meta:creation-date>
    <dc:date>2021-12-01T10:50:15.953000000</dc:date>
    <meta:editing-duration>PT34M36S</meta:editing-duration>
    <meta:editing-cycles>11</meta:editing-cycles>
    <meta:generator>LibreOffice/6.4.4.2$Windows_X86_64 LibreOffice_project/3d775be2011f3886db32dfd395a6a6d1ca2630ff</meta:generator>
    <meta:document-statistic meta:table-count="1" meta:image-count="0" meta:object-count="0" meta:page-count="1" meta:paragraph-count="22" meta:word-count="79" meta:character-count="593" meta:non-whitespace-character-count="484"/>
  </office:meta>
</office:document-meta>
</file>